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0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1" style:family="table-cell" style:parent-style-name="Default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6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3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2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43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4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C$45]/1013.25);0.190284))*145366.45));0)" office:value-type="float" office:value="2843" calcext:value-type="float">
            <text:p>2843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C$45]/1013.25);0.190284))*145366.45));0)" office:value-type="float" office:value="3343" calcext:value-type="float">
            <text:p>3343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281" calcext:value-type="float">
            <text:p>281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276" calcext:value-type="float">
            <text:p>27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7" calcext:value-type="float">
            <text:p>0.7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ADVIM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4000" calcext:value-type="float">
            <text:p>4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5]&gt;0;ROUND([.F5]+((1-POWER(([.$C$45]/1013.25);0.190284))*145366.45));0)" office:value-type="float" office:value="3843" calcext:value-type="float">
            <text:p>3843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242" calcext:value-type="float">
            <text:p>242</text:p>
          </table:table-cell>
          <table:table-cell table:style-name="ce65" table:formula="of:=IF(ISNA([.O5]);[.J5];[.J5]+[.O5])" office:value-type="float" office:value="97" calcext:value-type="float">
            <text:p>97</text:p>
          </table:table-cell>
          <table:table-cell table:style-name="ce65" table:formula="of:=IF([.Q5]&gt;0;ROUND(([.C5]/[.Q5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37" calcext:value-type="float">
            <text:p>23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2" calcext:value-type="float">
            <text:p>0.2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DVIM</text:p>
          </table:table-cell>
          <table:table-cell table:style-name="ce3" office:value-type="string" calcext:value-type="string">
            <text:p>EVLOD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C$45]/1013.25);0.190284))*145366.45));0)" office:value-type="float" office:value="5843" calcext:value-type="float">
            <text:p>5843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83" calcext:value-type="float">
            <text:p>8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6]);NA();FINDCOURSEANGLE([.K6];[.D6]))" office:value-type="float" office:value="1" calcext:value-type="float">
            <text:p>1</text:p>
          </table:table-cell>
          <table:table-cell table:style-name="ce65" table:formula="of:=ROUND(DEGREES(ASIN([.Y6]/[.J6])))*[.AA6]" office:value-type="float" office:value="0" calcext:value-type="float">
            <text:p>0</text:p>
          </table:table-cell>
          <table:table-cell table:style-name="ce65" table:formula="of:=[.Z6]*[.AB6]" office:value-type="float" office:value="-3" calcext:value-type="float">
            <text:p>-3</text:p>
          </table:table-cell>
          <table:table-cell table:style-name="ce65" table:formula="of:=IF(ISNA([.N6]);[.D6];[.D6]+[.N6])" office:value-type="float" office:value="295" calcext:value-type="float">
            <text:p>295</text:p>
          </table:table-cell>
          <table:table-cell table:style-name="ce65" table:formula="of:=IF(ISNA([.O6]);[.J6];[.J6]+[.O6])" office:value-type="float" office:value="80" calcext:value-type="float">
            <text:p>80</text:p>
          </table:table-cell>
          <table:table-cell table:style-name="ce65" table:formula="of:=IF([.Q6]&gt;0;ROUND(([.C6]/[.Q6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90" calcext:value-type="float">
            <text:p>29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float" office:value="0" calcext:value-type="float">
            <text:p>0</text:p>
          </table:table-cell>
          <table:table-cell table:style-name="ce65" table:formula="of:=ROUND([.L6]*COS(RADIANS([.M6])))" office:value-type="float" office:value="3" calcext:value-type="float">
            <text:p>3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VLOD</text:p>
          </table:table-cell>
          <table:table-cell table:style-name="ce3" office:value-type="string" calcext:value-type="string">
            <text:p>KEK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7]&gt;0;ROUND([.F7]+((1-POWER(([.$C$45]/1013.25);0.190284))*145366.45));0)" office:value-type="float" office:value="5843" calcext:value-type="float">
            <text:p>5843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7]);NA();FINDCOURSEANGLE([.K7];[.D7]))" office:value-type="float" office:value="24" calcext:value-type="float">
            <text:p>24</text:p>
          </table:table-cell>
          <table:table-cell table:style-name="ce65" table:formula="of:=ROUND(DEGREES(ASIN([.Y7]/[.J7])))*[.AA7]" office:value-type="float" office:value="1" calcext:value-type="float">
            <text:p>1</text:p>
          </table:table-cell>
          <table:table-cell table:style-name="ce65" table:formula="of:=[.Z7]*[.AB7]" office:value-type="float" office:value="-3" calcext:value-type="float">
            <text:p>-3</text:p>
          </table:table-cell>
          <table:table-cell table:style-name="ce65" table:formula="of:=IF(ISNA([.N7]);[.D7];[.D7]+[.N7])" office:value-type="float" office:value="273" calcext:value-type="float">
            <text:p>273</text:p>
          </table:table-cell>
          <table:table-cell table:style-name="ce65" table:formula="of:=IF(ISNA([.O7]);[.J7];[.J7]+[.O7])" office:value-type="float" office:value="97" calcext:value-type="float">
            <text:p>97</text:p>
          </table:table-cell>
          <table:table-cell table:style-name="ce65" table:formula="of:=IF([.Q7]&gt;0;ROUND(([.C7]/[.Q7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2" calcext:value-type="float">
            <text:p>0.2</text:p>
          </table:table-cell>
          <table:table-cell/>
          <table:table-cell table:style-name="ce65" table:formula="of:=ROUND([.L7]*SIN(RADIANS([.M7])))" office:value-type="float" office:value="1" calcext:value-type="float">
            <text:p>1</text:p>
          </table:table-cell>
          <table:table-cell table:style-name="ce65" table:formula="of:=ROUND([.L7]*COS(RADIANS([.M7])))" office:value-type="float" office:value="3" calcext:value-type="float">
            <text:p>3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EKOX</text:p>
          </table:table-cell>
          <table:table-cell table:style-name="ce3" office:value-type="string" calcext:value-type="string">
            <text:p>PABGI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8]&gt;0;ROUND([.F8]+((1-POWER(([.$C$45]/1013.25);0.190284))*145366.45));0)" office:value-type="float" office:value="5843" calcext:value-type="float">
            <text:p>5843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8]);NA();FINDCOURSEANGLE([.K8];[.D8]))" office:value-type="float" office:value="45" calcext:value-type="float">
            <text:p>45</text:p>
          </table:table-cell>
          <table:table-cell table:style-name="ce65" table:formula="of:=ROUND(DEGREES(ASIN([.Y8]/[.J8])))*[.AA8]" office:value-type="float" office:value="1" calcext:value-type="float">
            <text:p>1</text:p>
          </table:table-cell>
          <table:table-cell table:style-name="ce65" table:formula="of:=[.Z8]*[.AB8]" office:value-type="float" office:value="-2" calcext:value-type="float">
            <text:p>-2</text:p>
          </table:table-cell>
          <table:table-cell table:style-name="ce65" table:formula="of:=IF(ISNA([.N8]);[.D8];[.D8]+[.N8])" office:value-type="float" office:value="252" calcext:value-type="float">
            <text:p>252</text:p>
          </table:table-cell>
          <table:table-cell table:style-name="ce65" table:formula="of:=IF(ISNA([.O8]);[.J8];[.J8]+[.O8])" office:value-type="float" office:value="98" calcext:value-type="float">
            <text:p>98</text:p>
          </table:table-cell>
          <table:table-cell table:style-name="ce65" table:formula="of:=IF([.Q8]&gt;0;ROUND(([.C8]/[.Q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7" calcext:value-type="float">
            <text:p>24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5" calcext:value-type="float">
            <text:p>0.5</text:p>
          </table:table-cell>
          <table:table-cell/>
          <table:table-cell table:style-name="ce65" table:formula="of:=ROUND([.L8]*SIN(RADIANS([.M8])))" office:value-type="float" office:value="2" calcext:value-type="float">
            <text:p>2</text:p>
          </table:table-cell>
          <table:table-cell table:style-name="ce65" table:formula="of:=ROUND([.L8]*COS(RADIANS([.M8])))" office:value-type="float" office:value="2" calcext:value-type="float">
            <text:p>2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ABGI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9]&gt;0;ROUND([.F9]+((1-POWER(([.$C$45]/1013.25);0.190284))*145366.45));0)" office:value-type="float" office:value="5843" calcext:value-type="float">
            <text:p>5843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9]);NA();FINDCOURSEANGLE([.K9];[.D9]))" office:value-type="float" office:value="55" calcext:value-type="float">
            <text:p>55</text:p>
          </table:table-cell>
          <table:table-cell table:style-name="ce65" table:formula="of:=ROUND(DEGREES(ASIN([.Y9]/[.J9])))*[.AA9]" office:value-type="float" office:value="1" calcext:value-type="float">
            <text:p>1</text:p>
          </table:table-cell>
          <table:table-cell table:style-name="ce65" table:formula="of:=[.Z9]*[.AB9]" office:value-type="float" office:value="-2" calcext:value-type="float">
            <text:p>-2</text:p>
          </table:table-cell>
          <table:table-cell table:style-name="ce65" table:formula="of:=IF(ISNA([.N9]);[.D9];[.D9]+[.N9])" office:value-type="float" office:value="242" calcext:value-type="float">
            <text:p>242</text:p>
          </table:table-cell>
          <table:table-cell table:style-name="ce65" table:formula="of:=IF(ISNA([.O9]);[.J9];[.J9]+[.O9])" office:value-type="float" office:value="98" calcext:value-type="float">
            <text:p>98</text:p>
          </table:table-cell>
          <table:table-cell table:style-name="ce65" table:formula="of:=IF([.Q9]&gt;0;ROUND(([.C9]/[.Q9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237" calcext:value-type="float">
            <text:p>23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0.5" calcext:value-type="float">
            <text:p>0.5</text:p>
          </table:table-cell>
          <table:table-cell/>
          <table:table-cell table:style-name="ce65" table:formula="of:=ROUND([.L9]*SIN(RADIANS([.M9])))" office:value-type="float" office:value="2" calcext:value-type="float">
            <text:p>2</text:p>
          </table:table-cell>
          <table:table-cell table:style-name="ce65" table:formula="of:=ROUND([.L9]*COS(RADIANS([.M9])))" office:value-type="float" office:value="2" calcext:value-type="float">
            <text:p>2</text:p>
          </table:table-cell>
          <table:table-cell table:style-name="ce65" table:formula="of:=IF(ISBLANK([.K9]);NA();ISRIGHTCROSSWIND([.D9];[.K9]))" office:value-type="float" office:value="1" calcext:value-type="float">
            <text:p>1</text:p>
          </table:table-cell>
          <table:table-cell table:style-name="ce65" table:formula="of:=IF(ISBLANK([.K9]);NA();ISTAILWIND([.D9];[.K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C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34.7" calcext:value-type="float">
            <text:p>34.7</text:p>
          </table:table-cell>
          <table:table-cell table:style-name="ce50" table:number-columns-repeated="9"/>
          <table:table-cell table:style-name="ce14" table:number-columns-repeated="2"/>
          <table:table-cell table:style-name="ce50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24" calcext:value-type="float">
            <text:p>24</text:p>
          </table:table-cell>
          <table:table-cell table:style-name="ce51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.1" calcext:value-type="float">
            <text:p>3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1" table:number-columns-repeated="9"/>
          <table:table-cell table:style-name="ce67" table:number-columns-repeated="2"/>
          <table:table-cell table:style-name="ce51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8]&gt;0;ROUND([.F18]+((1-POWER(([.$C$45]/1013.25);0.190284))*145366.45));0)" office:value-type="float" office:value="5843" calcext:value-type="float">
            <text:p>5843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18]);NA();FINDCOURSEANGLE([.K18];[.D18]))" office:value-type="float" office:value="13" calcext:value-type="float">
            <text:p>13</text:p>
          </table:table-cell>
          <table:table-cell table:style-name="ce65" table:formula="of:=ROUND(DEGREES(ASIN([.Y18]/[.J18])))*[.AA18]" office:value-type="float" office:value="1" calcext:value-type="float">
            <text:p>1</text:p>
          </table:table-cell>
          <table:table-cell table:style-name="ce65" table:formula="of:=[.Z18]*[.AB18]" office:value-type="float" office:value="3" calcext:value-type="float">
            <text:p>3</text:p>
          </table:table-cell>
          <table:table-cell table:style-name="ce65" table:formula="of:=IF(ISNA([.N18]);[.D18];[.D18]+[.N18])" office:value-type="float" office:value="130" calcext:value-type="float">
            <text:p>130</text:p>
          </table:table-cell>
          <table:table-cell table:style-name="ce65" table:formula="of:=IF(ISNA([.O18]);[.J18];[.J18]+[.O18])" office:value-type="float" office:value="103" calcext:value-type="float">
            <text:p>103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25" calcext:value-type="float">
            <text:p>12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0.7" calcext:value-type="float">
            <text:p>0.7</text:p>
          </table:table-cell>
          <table:table-cell/>
          <table:table-cell table:style-name="ce65" table:formula="of:=ROUND([.L18]*SIN(RADIANS([.M18])))" office:value-type="float" office:value="1" calcext:value-type="float">
            <text:p>1</text:p>
          </table:table-cell>
          <table:table-cell table:style-name="ce65" table:formula="of:=ROUND([.L18]*COS(RADIANS([.M18])))" office:value-type="float" office:value="3" calcext:value-type="float">
            <text:p>3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9]&gt;0;ROUND([.F19]+((1-POWER(([.$C$45]/1013.25);0.190284))*145366.45));0)" office:value-type="float" office:value="4843" calcext:value-type="float">
            <text:p>4843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8" calcext:value-type="float">
            <text:p>9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19]);NA();FINDCOURSEANGLE([.K19];[.D19]))" office:value-type="float" office:value="31" calcext:value-type="float">
            <text:p>31</text:p>
          </table:table-cell>
          <table:table-cell table:style-name="ce65" table:formula="of:=ROUND(DEGREES(ASIN([.Y19]/[.J19])))*[.AA19]" office:value-type="float" office:value="-1" calcext:value-type="float">
            <text:p>-1</text:p>
          </table:table-cell>
          <table:table-cell table:style-name="ce65" table:formula="of:=[.Z19]*[.AB19]" office:value-type="float" office:value="3" calcext:value-type="float">
            <text:p>3</text:p>
          </table:table-cell>
          <table:table-cell table:style-name="ce65" table:formula="of:=IF(ISNA([.N19]);[.D19];[.D19]+[.N19])" office:value-type="float" office:value="84" calcext:value-type="float">
            <text:p>84</text:p>
          </table:table-cell>
          <table:table-cell table:style-name="ce65" table:formula="of:=IF(ISNA([.O19]);[.J19];[.J19]+[.O19])" office:value-type="float" office:value="101" calcext:value-type="float">
            <text:p>101</text:p>
          </table:table-cell>
          <table:table-cell table:style-name="ce65" table:formula="of:=IF([.Q19]&gt;0;ROUND(([.C19]/[.Q19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79" calcext:value-type="float">
            <text:p>7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3" calcext:value-type="float">
            <text:p>1.3</text:p>
          </table:table-cell>
          <table:table-cell/>
          <table:table-cell table:style-name="ce65" table:formula="of:=ROUND([.L19]*SIN(RADIANS([.M19])))" office:value-type="float" office:value="2" calcext:value-type="float">
            <text:p>2</text:p>
          </table:table-cell>
          <table:table-cell table:style-name="ce65" table:formula="of:=ROUND([.L19]*COS(RADIANS([.M19])))" office:value-type="float" office:value="3" calcext:value-type="float">
            <text:p>3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0]&gt;0;ROUND([.F20]+((1-POWER(([.$C$45]/1013.25);0.190284))*145366.45));0)" office:value-type="float" office:value="3343" calcext:value-type="float">
            <text:p>3343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" calcext:value-type="float">
            <text:p>18</text:p>
          </table:table-cell>
          <table:table-cell table:style-name="ce65" table:formula="of:=IF(ISNA([.O20]);[.J20];[.J20]+[.O20])" office:value-type="float" office:value="95" calcext:value-type="float">
            <text:p>95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4" calcext:value-type="float">
            <text:p>0.4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C$45]/1013.25);0.190284))*145366.45));0)" office:value-type="float" office:value="2843" calcext:value-type="float">
            <text:p>2843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7" calcext:value-type="float">
            <text:p>17</text:p>
          </table:table-cell>
          <table:table-cell table:style-name="ce65" table:formula="of:=IF(ISNA([.O21]);[.J21];[.J21]+[.O21])" office:value-type="float" office:value="95" calcext:value-type="float">
            <text:p>95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2]&gt;0;ROUND([.F22]+((1-POWER(([.$C$45]/1013.25);0.190284))*145366.45));0)" office:value-type="float" office:value="2343" calcext:value-type="float">
            <text:p>2343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4" calcext:value-type="float">
            <text:p>14</text:p>
          </table:table-cell>
          <table:table-cell table:style-name="ce65" table:formula="of:=IF(ISNA([.O22]);[.J22];[.J22]+[.O22])" office:value-type="float" office:value="94" calcext:value-type="float">
            <text:p>94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C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C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41" calcext:value-type="float">
            <text:p>41</text:p>
          </table:table-cell>
          <table:table-cell table:style-name="ce51" table:number-columns-repeated="9"/>
          <table:table-cell table:style-name="ce67" table:number-columns-repeated="2"/>
          <table:table-cell table:style-name="ce51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0"/>
          <table:table-cell table:style-name="ce76" table:formula="of:=SUM([.R18:.R27])" office:value-type="float" office:value="24" calcext:value-type="float">
            <text:p>24</text:p>
          </table:table-cell>
          <table:table-cell table:style-name="ce51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1"/>
          <table:table-cell table:style-name="ce76" table:formula="of:=SUM([.W18:.W27])" office:value-type="float" office:value="2.9" calcext:value-type="float">
            <text:p>2.9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1" table:number-columns-repeated="9"/>
          <table:table-cell table:style-name="ce67" table:number-columns-repeated="2"/>
          <table:table-cell table:style-name="ce51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75.7" calcext:value-type="float">
            <text:p>75.7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48" calcext:value-type="float">
            <text:p>48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40.1964" calcext:value-type="float">
            <text:p>140.1964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9"/>
          <table:table-cell table:style-name="ce15" office:value-type="float" office:value="1019" calcext:value-type="float">
            <text:p>1019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30" table:formula="of:=TODAY()" office:value-type="date" office:date-value="2020-08-22" calcext:value-type="date">
            <text:p>22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45" table:number-columns-repeated="8"/>
          <table:table-cell table:number-columns-repeated="9"/>
          <table:table-cell office:value-type="string" calcext:value-type="string">
            <text:p>TOTAL</text:p>
          </table:table-cell>
          <table:table-cell table:formula="of:=SUM([.W43:.W47])" office:value-type="float" office:value="13.4" calcext:value-type="float">
            <text:p>13.4</text:p>
          </table:table-cell>
          <table:table-cell table:number-columns-repeated="1001"/>
        </table:table-row>
        <table:table-row table:style-name="ro1" table:number-rows-repeated="6">
          <table:table-cell table:number-columns-repeated="4"/>
          <table:table-cell table:style-name="ce45" table:number-columns-repeated="8"/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/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 table:style-name="ce44"/>
          <table:table-cell table:style-name="ce98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9"/>
          <table:table-cell/>
          <table:covered-table-cell table:style-name="ce99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9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Planes;3;0)" office:value-type="float" office:value="39.64" calcext:value-type="float">
            <text:p>39.6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ROUND([.J5]*[.L5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10120" calcext:value-type="float">
            <text:p>1012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10120" calcext:value-type="float">
            <text:p>1012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200" calcext:value-type="float">
            <text:p>920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00" calcext:value-type="float">
            <text:p>20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9200" calcext:value-type="float">
            <text:p>920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G12]/[.B12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5:.G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O12]/[.J12];2)" office:value-type="float" office:value="41.05" calcext:value-type="float">
            <text:p>41.05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SUM([.O5:.O11])" office:value-type="float" office:value="77661.76" calcext:value-type="float">
            <text:p>7766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0.4" calcext:value-type="float">
            <text:p>80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3859.2" calcext:value-type="float">
            <text:p>3859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0.4" calcext:value-type="float">
            <text:p>80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3859.2" calcext:value-type="float">
            <text:p>385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72.19" calcext:value-type="float">
            <text:p>1972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34" calcext:value-type="float">
            <text:p>41.3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2]+[.G13]" office:value-type="float" office:value="81520.96" calcext:value-type="float">
            <text:p>81520.9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72.19" calcext:value-type="float">
            <text:p>1972.1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1.34" calcext:value-type="float">
            <text:p>41.3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2]+[.O13]" office:value-type="float" office:value="81520.96" calcext:value-type="float">
            <text:p>81520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65.59" calcext:value-type="float">
            <text:p>1965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31" calcext:value-type="float">
            <text:p>41.31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4]-[.G15]" office:value-type="float" office:value="81204.16" calcext:value-type="float">
            <text:p>81204.1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65.59" calcext:value-type="float">
            <text:p>1965.5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1.31" calcext:value-type="float">
            <text:p>41.31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4]-[.O15]" office:value-type="float" office:value="81204.16" calcext:value-type="float">
            <text:p>81204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18.6" calcext:value-type="float">
            <text:p>18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892.8" calcext:value-type="float">
            <text:p>892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18.6" calcext:value-type="float">
            <text:p>18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892.8" calcext:value-type="float">
            <text:p>89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46.99" calcext:value-type="float">
            <text:p>1946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25" calcext:value-type="float">
            <text:p>41.2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6]-[.G17]" office:value-type="float" office:value="80311.36" calcext:value-type="float">
            <text:p>80311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946.99" calcext:value-type="float">
            <text:p>1946.9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1.25" calcext:value-type="float">
            <text:p>41.25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6]-[.O17]" office:value-type="float" office:value="80311.36" calcext:value-type="float">
            <text:p>80311.36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9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23]*[.D23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10120" calcext:value-type="float">
            <text:p>10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200" calcext:value-type="float">
            <text:p>92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G30]/[.B30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23:.G29])" office:value-type="float" office:value="77661.76" calcext:value-type="float">
            <text:p>7766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55.2" calcext:value-type="float">
            <text:p>55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2649.6" calcext:value-type="float">
            <text:p>2649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46.99" calcext:value-type="float">
            <text:p>1946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25" calcext:value-type="float">
            <text:p>41.2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0]+[.G31]" office:value-type="float" office:value="80311.36" calcext:value-type="float">
            <text:p>80311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40.39" calcext:value-type="float">
            <text:p>1940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23" calcext:value-type="float">
            <text:p>41.2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2]-[.G33]" office:value-type="float" office:value="79994.56" calcext:value-type="float">
            <text:p>79994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7.4" calcext:value-type="float">
            <text:p>17.4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835.2" calcext:value-type="float">
            <text:p>835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22.99" calcext:value-type="float">
            <text:p>1922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16" calcext:value-type="float">
            <text:p>41.16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4]-[.G35]" office:value-type="float" office:value="79159.36" calcext:value-type="float">
            <text:p>79159.36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9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41]*[.D41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G48]/[.B48];2)" office:value-type="float" office:value="40.43" calcext:value-type="float">
            <text:p>40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41:.G47])" office:value-type="float" office:value="68001.76" calcext:value-type="float">
            <text:p>6800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2" calcext:value-type="float">
            <text:p>31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497.6" calcext:value-type="float">
            <text:p>1497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12.99" calcext:value-type="float">
            <text:p>1712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0.57" calcext:value-type="float">
            <text:p>40.57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48]+[.G49]" office:value-type="float" office:value="69499.36" calcext:value-type="float">
            <text:p>69499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06.39" calcext:value-type="float">
            <text:p>1706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54" calcext:value-type="float">
            <text:p>40.5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0]-[.G51]" office:value-type="float" office:value="69182.56" calcext:value-type="float">
            <text:p>69182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06.39" calcext:value-type="float">
            <text:p>1706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54" calcext:value-type="float">
            <text:p>40.5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2]-[.G53]" office:value-type="float" office:value="69182.56" calcext:value-type="float">
            <text:p>69182.56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3"/>
        <table:table-column table:style-name="co41" table:default-cell-style-name="ce133"/>
        <table:table-column table:style-name="co22" table:default-cell-style-name="ce133"/>
        <table:table-column table:style-name="co42" table:default-cell-style-name="ce133"/>
        <table:table-column table:style-name="co30" table:default-cell-style-name="ce133"/>
        <table:table-column table:style-name="co22" table:number-columns-repeated="1019" table:default-cell-style-name="ce133"/>
        <table:table-row table:style-name="ro1">
          <table:table-cell table:style-name="ce107" office:value-type="string" calcext:value-type="string" table:number-columns-spanned="1" table:number-rows-spanned="2">
            <text:p>WEIGHT (LB)</text:p>
          </table:table-cell>
          <table:table-cell table:style-name="ce107" office:value-type="string" calcext:value-type="string" table:number-columns-spanned="1" table:number-rows-spanned="2">
            <text:p>PRESSURE ALTITUDE (FT)</text:p>
          </table:table-cell>
          <table:table-cell table:style-name="ce107" office:value-type="string" calcext:value-type="string" table:number-columns-spanned="1" table:number-rows-spanned="2">
            <text:p>TEMP</text:p>
          </table:table-cell>
          <table:table-cell table:style-name="ce107" office:value-type="string" calcext:value-type="string" table:number-columns-spanned="1" table:number-rows-spanned="2">
            <text:p>CLIMB SPEED (KIAS)</text:p>
          </table:table-cell>
          <table:table-cell table:style-name="ce107" office:value-type="string" calcext:value-type="string" table:number-columns-spanned="1" table:number-rows-spanned="2">
            <text:p>CLIMB RATE (FPM)</text:p>
          </table:table-cell>
          <table:table-cell table:style-name="ce10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8"/>
          <table:table-cell table:number-columns-repeated="1016"/>
        </table:table-row>
        <table:table-row table:style-name="ro4">
          <table:covered-table-cell table:number-columns-repeated="5" table:style-name="ce108"/>
          <table:table-cell table:style-name="ce108" office:value-type="string" calcext:value-type="string">
            <text:p>TIME (MIN)</text:p>
          </table:table-cell>
          <table:table-cell table:style-name="ce108" office:value-type="string" calcext:value-type="string">
            <text:p>FUEL USED (US GAL)</text:p>
          </table:table-cell>
          <table:table-cell table:style-name="ce108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1" office:value-type="float" office:value="2300" calcext:value-type="float">
            <text:p>230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70" calcext:value-type="float">
            <text:p>770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25" calcext:value-type="float">
            <text:p>72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3" calcext:value-type="float">
            <text:p>0.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12" calcext:value-type="float">
            <text:p>12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4];[.E6])" office:value-type="float" office:value="700" calcext:value-type="float">
            <text:p>700</text:p>
          </table:table-cell>
          <table:table-cell table:style-name="ce136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38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000" calcext:value-type="float">
            <text:p>200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75" calcext:value-type="float">
            <text:p>67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6];[.E8])" office:value-type="float" office:value="652.5" calcext:value-type="float">
            <text:p>652.5</text:p>
          </table:table-cell>
          <table:table-cell table:style-name="ce136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38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30" calcext:value-type="float">
            <text:p>63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500" calcext:value-type="float">
            <text:p>3500</text:p>
          </table:table-cell>
          <table:table-cell table:style-name="ce121" office:value-type="float" office:value="8" calcext:value-type="float">
            <text:p>8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8];[.E10])" office:value-type="float" office:value="605" calcext:value-type="float">
            <text:p>605</text:p>
          </table:table-cell>
          <table:table-cell table:style-name="ce136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38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000" calcext:value-type="float">
            <text:p>400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80" calcext:value-type="float">
            <text:p>58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.2" calcext:value-type="float">
            <text:p>1.2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500" calcext:value-type="float">
            <text:p>4500</text:p>
          </table:table-cell>
          <table:table-cell table:style-name="ce121" office:value-type="float" office:value="6" calcext:value-type="float">
            <text:p>6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10];[.E12])" office:value-type="float" office:value="557.5" calcext:value-type="float">
            <text:p>557.5</text:p>
          </table:table-cell>
          <table:table-cell table:style-name="ce136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38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000" calcext:value-type="float">
            <text:p>50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35" calcext:value-type="float">
            <text:p>535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.6" calcext:value-type="float">
            <text:p>1.6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500" calcext:value-type="float">
            <text:p>5500</text:p>
          </table:table-cell>
          <table:table-cell table:style-name="ce121" office:value-type="float" office:value="4" calcext:value-type="float">
            <text:p>4</text:p>
          </table:table-cell>
          <table:table-cell table:style-name="ce134" office:value-type="float" office:value="70" calcext:value-type="float">
            <text:p>70</text:p>
          </table:table-cell>
          <table:table-cell table:style-name="ce135" table:formula="of:=AVERAGE([.E12];[.E14])" office:value-type="float" office:value="510" calcext:value-type="float">
            <text:p>510</text:p>
          </table:table-cell>
          <table:table-cell table:style-name="ce136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38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000" calcext:value-type="float">
            <text:p>600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float" office:value="485" calcext:value-type="float">
            <text:p>485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500" calcext:value-type="float">
            <text:p>6500</text:p>
          </table:table-cell>
          <table:table-cell table:style-name="ce121" office:value-type="float" office:value="2" calcext:value-type="float">
            <text:p>2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4];[.E16])" office:value-type="float" office:value="462.5" calcext:value-type="float">
            <text:p>462.5</text:p>
          </table:table-cell>
          <table:table-cell table:style-name="ce136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38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000" calcext:value-type="float">
            <text:p>70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440" calcext:value-type="float">
            <text:p>44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.3" calcext:value-type="float">
            <text:p>2.3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500" calcext:value-type="float">
            <text:p>7500</text:p>
          </table:table-cell>
          <table:table-cell table:style-name="ce121" office:value-type="float" office:value="0" calcext:value-type="float">
            <text:p>0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6];[.E18])" office:value-type="float" office:value="415" calcext:value-type="float">
            <text:p>415</text:p>
          </table:table-cell>
          <table:table-cell table:style-name="ce136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38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000" calcext:value-type="float">
            <text:p>8000</text:p>
          </table:table-cell>
          <table:table-cell table:style-name="ce121" office:value-type="float" office:value="-1" calcext:value-type="float">
            <text:p>-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390" calcext:value-type="float">
            <text:p>39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500" calcext:value-type="float">
            <text:p>8500</text:p>
          </table:table-cell>
          <table:table-cell table:style-name="ce121" office:value-type="float" office:value="-2" calcext:value-type="float">
            <text:p>-2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18];[.E20])" office:value-type="float" office:value="367.5" calcext:value-type="float">
            <text:p>367.5</text:p>
          </table:table-cell>
          <table:table-cell table:style-name="ce136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38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000" calcext:value-type="float">
            <text:p>9000</text:p>
          </table:table-cell>
          <table:table-cell table:style-name="ce121" office:value-type="float" office:value="-3" calcext:value-type="float">
            <text:p>-3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345" calcext:value-type="float">
            <text:p>345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3.2" calcext:value-type="float">
            <text:p>3.2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500" calcext:value-type="float">
            <text:p>9500</text:p>
          </table:table-cell>
          <table:table-cell table:style-name="ce121" office:value-type="float" office:value="-4" calcext:value-type="float">
            <text:p>-4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20];[.E22])" office:value-type="float" office:value="320" calcext:value-type="float">
            <text:p>320</text:p>
          </table:table-cell>
          <table:table-cell table:style-name="ce136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38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-5" calcext:value-type="float">
            <text:p>-5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295" calcext:value-type="float">
            <text:p>295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3.7" calcext:value-type="float">
            <text:p>3.7</text:p>
          </table:table-cell>
          <table:table-cell table:style-name="ce1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9"/>
        <table:table-column table:style-name="co22" table:default-cell-style-name="ce99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9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0"/>
          <table:table-cell table:number-columns-repeated="2"/>
        </table:table-row>
      </table:table>
      <table:table table:name="Print" table:style-name="ta1" table:print="false">
        <table:table-column table:style-name="co48" table:default-cell-style-name="ce99"/>
        <table:table-column table:style-name="co49" table:default-cell-style-name="ce121"/>
        <table:table-column table:style-name="co50" table:default-cell-style-name="ce121"/>
        <table:table-column table:style-name="co10" table:default-cell-style-name="ce121"/>
        <table:table-column table:style-name="co51" table:default-cell-style-name="ce121"/>
        <table:table-column table:style-name="co52" table:default-cell-style-name="ce121"/>
        <table:table-column table:style-name="co53" table:number-columns-repeated="2" table:default-cell-style-name="ce121"/>
        <table:table-column table:style-name="co51" table:default-cell-style-name="ce121"/>
        <table:table-column table:style-name="co54" table:default-cell-style-name="ce121"/>
        <table:table-column table:style-name="co55" table:default-cell-style-name="ce99"/>
        <table:table-column table:style-name="co56" table:default-cell-style-name="ce99"/>
        <table:table-column table:style-name="co57" table:default-cell-style-name="ce121"/>
        <table:table-column table:style-name="co58" table:default-cell-style-name="ce12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VAXID" calcext:value-type="string">
            <text:p>VAXID</text:p>
          </table:table-cell>
          <table:table-cell table:formula="of:=[$FPL.C4]" office:value-type="float" office:value="8" calcext:value-type="float">
            <text:p>8</text:p>
          </table:table-cell>
          <table:table-cell table:formula="of:=[$FPL.E4]" office:value-type="float" office:value="2500" calcext:value-type="float">
            <text:p>2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276" calcext:value-type="float">
            <text:p>276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6" calcext:value-type="float">
            <text:p>6</text:p>
          </table:table-cell>
          <table:table-cell table:number-columns-repeated="2"/>
          <table:table-cell table:formula="of:=[$FPL.D4]" office:value-type="float" office:value="281" calcext:value-type="float">
            <text:p>281</text:p>
          </table:table-cell>
          <table:table-cell table:formula="of:=[$FPL.P4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VAXID" calcext:value-type="string">
            <text:p>VAXID</text:p>
          </table:table-cell>
          <table:table-cell table:formula="of:=[$FPL.B5]" office:value-type="string" office:string-value="ADVIM" calcext:value-type="string">
            <text:p>ADVIM</text:p>
          </table:table-cell>
          <table:table-cell table:formula="of:=[$FPL.C5]" office:value-type="float" office:value="2.8" calcext:value-type="float">
            <text:p>2.8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4000" calcext:value-type="float">
            <text:p>4000</text:p>
          </table:table-cell>
          <table:table-cell table:formula="of:=[$FPL.U5]" office:value-type="float" office:value="237" calcext:value-type="float">
            <text:p>23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7" calcext:value-type="float">
            <text:p>97</text:p>
          </table:table-cell>
          <table:table-cell table:formula="of:=[$FPL.R5]" office:value-type="float" office:value="2" calcext:value-type="float">
            <text:p>2</text:p>
          </table:table-cell>
          <table:table-cell table:number-columns-repeated="2"/>
          <table:table-cell table:formula="of:=[$FPL.D5]" office:value-type="float" office:value="242" calcext:value-type="float">
            <text:p>242</text:p>
          </table:table-cell>
          <table:table-cell table:formula="of:=[$FPL.P5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ADVIM" calcext:value-type="string">
            <text:p>ADVIM</text:p>
          </table:table-cell>
          <table:table-cell table:formula="of:=[$FPL.B6]" office:value-type="string" office:string-value="EVLOD" calcext:value-type="string">
            <text:p>EVLOD</text:p>
          </table:table-cell>
          <table:table-cell table:formula="of:=[$FPL.C6]" office:value-type="float" office:value="4.7" calcext:value-type="float">
            <text:p>4.7</text:p>
          </table:table-cell>
          <table:table-cell table:formula="of:=[$FPL.E6]" office:value-type="float" office:value="3500" calcext:value-type="float">
            <text:p>35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U6]" office:value-type="float" office:value="290" calcext:value-type="float">
            <text:p>290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80" calcext:value-type="float">
            <text:p>80</text:p>
          </table:table-cell>
          <table:table-cell table:formula="of:=[$FPL.R6]" office:value-type="float" office:value="4" calcext:value-type="float">
            <text:p>4</text:p>
          </table:table-cell>
          <table:table-cell table:number-columns-repeated="2"/>
          <table:table-cell table:formula="of:=[$FPL.D6]" office:value-type="float" office:value="295" calcext:value-type="float">
            <text:p>295</text:p>
          </table:table-cell>
          <table:table-cell table:formula="of:=[$FPL.P6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VLOD" calcext:value-type="string">
            <text:p>EVLOD</text:p>
          </table:table-cell>
          <table:table-cell table:formula="of:=[$FPL.B7]" office:value-type="string" office:string-value="KEKOX" calcext:value-type="string">
            <text:p>KEKOX</text:p>
          </table:table-cell>
          <table:table-cell table:formula="of:=[$FPL.C7]" office:value-type="float" office:value="4" calcext:value-type="float">
            <text:p>4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268" calcext:value-type="float">
            <text:p>26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7" calcext:value-type="float">
            <text:p>97</text:p>
          </table:table-cell>
          <table:table-cell table:formula="of:=[$FPL.R7]" office:value-type="float" office:value="2" calcext:value-type="float">
            <text:p>2</text:p>
          </table:table-cell>
          <table:table-cell table:number-columns-repeated="2"/>
          <table:table-cell table:formula="of:=[$FPL.D7]" office:value-type="float" office:value="272" calcext:value-type="float">
            <text:p>272</text:p>
          </table:table-cell>
          <table:table-cell table:formula="of:=[$FPL.P7]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KEKOX" calcext:value-type="string">
            <text:p>KEKOX</text:p>
          </table:table-cell>
          <table:table-cell table:formula="of:=[$FPL.B8]" office:value-type="string" office:string-value="PABGI" calcext:value-type="string">
            <text:p>PABGI</text:p>
          </table:table-cell>
          <table:table-cell table:formula="of:=[$FPL.C8]" office:value-type="float" office:value="6.2" calcext:value-type="float">
            <text:p>6.2</text:p>
          </table:table-cell>
          <table:table-cell table:formula="of:=[$FPL.E8]" office:value-type="float" office:value="4500" calcext:value-type="float">
            <text:p>45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247" calcext:value-type="float">
            <text:p>247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8" calcext:value-type="float">
            <text:p>98</text:p>
          </table:table-cell>
          <table:table-cell table:formula="of:=[$FPL.R8]" office:value-type="float" office:value="4" calcext:value-type="float">
            <text:p>4</text:p>
          </table:table-cell>
          <table:table-cell table:number-columns-repeated="2"/>
          <table:table-cell table:formula="of:=[$FPL.D8]" office:value-type="float" office:value="251" calcext:value-type="float">
            <text:p>251</text:p>
          </table:table-cell>
          <table:table-cell table:formula="of:=[$FPL.P8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PABGI" calcext:value-type="string">
            <text:p>PABGI</text:p>
          </table:table-cell>
          <table:table-cell table:formula="of:=[$FPL.B9]" office:value-type="string" office:string-value="BIZUK" calcext:value-type="string">
            <text:p>BIZUK</text:p>
          </table:table-cell>
          <table:table-cell table:formula="of:=[$FPL.C9]" office:value-type="float" office:value="7" calcext:value-type="float">
            <text:p>7</text:p>
          </table:table-cell>
          <table:table-cell table:formula="of:=[$FPL.E9]" office:value-type="float" office:value="4500" calcext:value-type="float">
            <text:p>45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U9]" office:value-type="float" office:value="237" calcext:value-type="float">
            <text:p>237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8" calcext:value-type="float">
            <text:p>98</text:p>
          </table:table-cell>
          <table:table-cell table:formula="of:=[$FPL.R9]" office:value-type="float" office:value="4" calcext:value-type="float">
            <text:p>4</text:p>
          </table:table-cell>
          <table:table-cell table:number-columns-repeated="2"/>
          <table:table-cell table:formula="of:=[$FPL.D9]" office:value-type="float" office:value="241" calcext:value-type="float">
            <text:p>241</text:p>
          </table:table-cell>
          <table:table-cell table:formula="of:=[$FPL.P9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34.7" calcext:value-type="float">
            <text:p>34.7</text:p>
          </table:table-cell>
          <table:table-cell table:style-name="Default" table:number-columns-repeated="5"/>
          <table:table-cell table:style-name="ce34" table:formula="of:=SUM([.J3:.J12])" office:value-type="float" office:value="24" calcext:value-type="float">
            <text:p>2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BIZUK" calcext:value-type="string">
            <text:p>BIZUK</text:p>
          </table:table-cell>
          <table:table-cell table:style-name="ce123" table:formula="of:=[$FPL.B18]" office:value-type="string" office:string-value="ALMER" calcext:value-type="string">
            <text:p>ALMER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U18]" office:value-type="float" office:value="125" calcext:value-type="float">
            <text:p>125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103" calcext:value-type="float">
            <text:p>103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  <table:table-cell table:formula="of:=[$FPL.D18]" office:value-type="float" office:value="129" calcext:value-type="float">
            <text:p>129</text:p>
          </table:table-cell>
          <table:table-cell table:formula="of:=[$FPL.P18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3" table:formula="of:=[$FPL.A19]" office:value-type="string" office:string-value="ALMER" calcext:value-type="string">
            <text:p>ALMER</text:p>
          </table:table-cell>
          <table:table-cell table:style-name="ce123" table:formula="of:=[$FPL.B19]" office:value-type="string" office:string-value="ZODIK" calcext:value-type="string">
            <text:p>ZODIK</text:p>
          </table:table-cell>
          <table:table-cell table:formula="of:=[$FPL.C19]" office:value-type="float" office:value="19" calcext:value-type="float">
            <text:p>19</text:p>
          </table:table-cell>
          <table:table-cell table:formula="of:=[$FPL.E19]" office:value-type="float" office:value="3500" calcext:value-type="float">
            <text:p>3500</text:p>
          </table:table-cell>
          <table:table-cell table:formula="of:=[$FPL.F19]" office:value-type="float" office:value="5000" calcext:value-type="float">
            <text:p>5000</text:p>
          </table:table-cell>
          <table:table-cell table:formula="of:=[$FPL.U19]" office:value-type="float" office:value="79" calcext:value-type="float">
            <text:p>79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1" calcext:value-type="float">
            <text:p>101</text:p>
          </table:table-cell>
          <table:table-cell table:formula="of:=[$FPL.R19]" office:value-type="float" office:value="11" calcext:value-type="float">
            <text:p>11</text:p>
          </table:table-cell>
          <table:table-cell table:number-columns-repeated="2"/>
          <table:table-cell table:formula="of:=[$FPL.D19]" office:value-type="float" office:value="85" calcext:value-type="float">
            <text:p>85</text:p>
          </table:table-cell>
          <table:table-cell table:formula="of:=[$FPL.P19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3" table:formula="of:=[$FPL.A20]" office:value-type="string" office:string-value="ZODIK" calcext:value-type="string">
            <text:p>ZODIK</text:p>
          </table:table-cell>
          <table:table-cell table:style-name="ce123" table:formula="of:=[$FPL.B20]" office:value-type="string" office:string-value="GUKMO" calcext:value-type="string">
            <text:p>GUKMO</text:p>
          </table:table-cell>
          <table:table-cell table:formula="of:=[$FPL.C20]" office:value-type="float" office:value="5" calcext:value-type="float">
            <text:p>5</text:p>
          </table:table-cell>
          <table:table-cell table:formula="of:=[$FPL.E20]" office:value-type="float" office:value="3500" calcext:value-type="float">
            <text:p>35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13" calcext:value-type="float">
            <text:p>13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5" calcext:value-type="float">
            <text:p>95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  <table:table-cell table:formula="of:=[$FPL.D20]" office:value-type="float" office:value="18" calcext:value-type="float">
            <text:p>18</text:p>
          </table:table-cell>
          <table:table-cell table:formula="of:=[$FPL.P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3" table:formula="of:=[$FPL.A21]" office:value-type="string" office:string-value="GUKMO" calcext:value-type="string">
            <text:p>GUKMO</text:p>
          </table:table-cell>
          <table:table-cell table:style-name="ce123" table:formula="of:=[$FPL.B21]" office:value-type="string" office:string-value="UNERU" calcext:value-type="string">
            <text:p>UNERU</text:p>
          </table:table-cell>
          <table:table-cell table:formula="of:=[$FPL.C21]" office:value-type="float" office:value="4" calcext:value-type="float">
            <text:p>4</text:p>
          </table:table-cell>
          <table:table-cell table:formula="of:=[$FPL.E21]" office:value-type="float" office:value="3000" calcext:value-type="float">
            <text:p>30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12" calcext:value-type="float">
            <text:p>12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5" calcext:value-type="float">
            <text:p>95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7" calcext:value-type="float">
            <text:p>17</text:p>
          </table:table-cell>
          <table:table-cell table:formula="of:=[$FPL.P21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3" table:formula="of:=[$FPL.A22]" office:value-type="string" office:string-value="UNERU" calcext:value-type="string">
            <text:p>UNERU</text:p>
          </table:table-cell>
          <table:table-cell table:style-name="ce123" table:formula="of:=[$FPL.B22]" office:value-type="string" office:string-value="LBLS" calcext:value-type="string">
            <text:p>LBLS</text:p>
          </table:table-cell>
          <table:table-cell table:formula="of:=[$FPL.C22]" office:value-type="float" office:value="2" calcext:value-type="float">
            <text:p>2</text:p>
          </table:table-cell>
          <table:table-cell table:formula="of:=[$FPL.E22]" office:value-type="float" office:value="2000" calcext:value-type="float">
            <text:p>20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9" calcext:value-type="float">
            <text:p>9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4" calcext:value-type="float">
            <text:p>94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  <table:table-cell table:formula="of:=[$FPL.D22]" office:value-type="float" office:value="14" calcext:value-type="float">
            <text:p>14</text:p>
          </table:table-cell>
          <table:table-cell table:formula="of:=[$FPL.P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3" table:formula="of:=[$FPL.A23]" office:value-type="float" office:value="0" calcext:value-type="float">
            <text:p>0</text:p>
          </table:table-cell>
          <table:table-cell table:style-name="ce123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41" calcext:value-type="float">
            <text:p>41</text:p>
          </table:table-cell>
          <table:table-cell table:style-name="Default" table:number-columns-repeated="5"/>
          <table:table-cell table:style-name="ce34" table:formula="of:=SUM([.J17:.J26])" office:value-type="float" office:value="24" calcext:value-type="float">
            <text:p>2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41"/>
        <table:table-column table:style-name="co22" table:default-cell-style-name="ce141"/>
        <table:table-column table:style-name="co60" table:default-cell-style-name="Default"/>
        <table:table-column table:style-name="co22" table:number-columns-repeated="3" table:default-cell-style-name="Default"/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LS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2800" calcext:value-type="float">
            <text:p>2800</text:p>
          </table:table-cell>
          <table:table-cell table:style-name="ce145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42" office:value-type="float" office:value="645" calcext:value-type="float">
            <text:p>64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42" office:value-type="float" office:value="1170" calcext:value-type="float">
            <text:p>117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43" office:value-type="float" office:value="1335" calcext:value-type="float">
            <text:p>133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43" office:value-type="float" office:value="570" calcext:value-type="float">
            <text:p>57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SW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1500" calcext:value-type="float">
            <text:p>1500</text:p>
          </table:table-cell>
          <table:table-cell table:style-name="ce145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42" office:value-type="float" office:value="645" calcext:value-type="float">
            <text:p>64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42" office:value-type="float" office:value="1170" calcext:value-type="float">
            <text:p>117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43" office:value-type="float" office:value="1335" calcext:value-type="float">
            <text:p>133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43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MA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2100" calcext:value-type="float">
            <text:p>2100</text:p>
          </table:table-cell>
          <table:table-cell table:style-name="ce145" office:value-type="string" calcext:value-type="string">
            <text:p>28C</text:p>
          </table:table-cell>
          <table:table-cell table:style-name="ce145" office:value-type="float" office:value="119.055" calcext:value-type="float">
            <text:p>119.05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2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2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3"/>
          <table:table-cell table:number-columns-repeated="4"/>
        </table:table-row>
        <table:table-row table:style-name="ro5">
          <table:table-cell/>
          <table:table-cell table:style-name="ce143"/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6:14:12.59386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22T06:38:33.140913984</dc:date>
    <meta:editing-duration>P2DT2H54M30S</meta:editing-duration>
    <meta:editing-cycles>322</meta:editing-cycles>
    <meta:generator>LibreOffice/6.0.7.3$Linux_X86_64 LibreOffice_project/00m0$Build-3</meta:generator>
    <meta:print-date>2020-08-22T06:38:32.087983068</meta:print-date>
    <meta:document-statistic meta:table-count="7" meta:cell-count="1759" meta:object-count="0"/>
  </office:meta>
</office:document-meta>
</file>